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Résistance">
          <draw:rect draw:style-name="gr1" draw:text-style-name="P1" draw:layer="layout" svg:width="0.906cm" svg:height="0.331cm" draw:transform="rotate (1.5707963267946) translate (4.169cm 2.32cm)">
            <text:p/>
          </draw:rect>
          <draw:line draw:style-name="gr2" draw:text-style-name="P1" draw:layer="layout" svg:x1="4.335cm" svg:y1="2.32cm" svg:x2="4.335cm" svg:y2="2.546cm">
            <draw:glue-point draw:id="4" svg:x="0cm" svg:y="5cm"/>
            <text:p/>
          </draw:line>
          <draw:line draw:style-name="gr2" draw:text-style-name="P1" draw:layer="layout" svg:x1="4.335cm" svg:y1="1.415cm" svg:x2="4.335cm" svg:y2="1.188cm">
            <draw:glue-point draw:id="4" svg:x="0cm" svg:y="-4.933cm"/>
            <text:p/>
          </draw:line>
        </draw:g>
        <draw:line draw:style-name="gr3" draw:text-style-name="P2" draw:layer="layout" svg:x1="4.332cm" svg:y1="0.562cm" svg:x2="2.767cm" svg:y2="0.562cm">
          <text:p/>
        </draw:line>
        <draw:line draw:style-name="gr3" draw:text-style-name="P2" draw:layer="layout" svg:x1="4.342cm" svg:y1="3.275cm" svg:x2="2.777cm" svg:y2="3.275cm">
          <text:p/>
        </draw:line>
        <draw:line draw:style-name="gr4" draw:text-style-name="P2" draw:layer="layout" svg:x1="2.513cm" svg:y1="1.822cm" svg:x2="3.052cm" svg:y2="1.822cm">
          <text:p/>
        </draw:line>
        <draw:line draw:style-name="gr5" draw:text-style-name="P2" draw:layer="layout" svg:x1="2.655cm" svg:y1="2.005cm" svg:x2="2.92cm" svg:y2="2.005cm">
          <text:p/>
        </draw:line>
        <draw:line draw:style-name="gr3" draw:text-style-name="P2" draw:layer="layout" svg:x1="2.788cm" svg:y1="2.005cm" svg:x2="2.788cm" svg:y2="3.275cm">
          <text:p/>
        </draw:line>
        <draw:line draw:style-name="gr3" draw:text-style-name="P2" draw:layer="layout" svg:x1="2.767cm" svg:y1="1.811cm" svg:x2="2.767cm" svg:y2="0.552cm">
          <text:p/>
        </draw:line>
        <draw:frame draw:style-name="gr6" draw:layer="layout" svg:width="0.708cm" svg:height="0.529cm" svg:x="4.632cm" svg:y="1.5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451cm" svg:height="0.469cm" svg:x="2.066cm" svg:y="1.6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506cm" svg:height="0.469cm" svg:x="3.194cm" svg:y="1.00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7" draw:text-style-name="P2" draw:layer="layout" svg:width="1.869cm" svg:height="1.281cm" draw:transform="rotate (1.2800244734124) translate (2.59967175317205cm 2.62021905636289cm)" svg:viewBox="0 0 1870 1282" svg:d="m1179 6496c147-21 299-19 436 30 132 47 190 197 232 331 47 149 20 302-46 427s-203 207-335 260c-126 51-252 105-385 142-128 37-258 63-390 76-142 15-284-22-419-61-154-44-235-202-264-348-30-151 28-315 143-415l116-102 107-86 86-26">
          <text:p/>
        </draw:path>
        <draw:line draw:style-name="gr8" draw:text-style-name="P2" draw:layer="layout" svg:x1="3.397cm" svg:y1="0.958cm" svg:x2="3.6cm" svg:y2="0.968cm">
          <text:p/>
        </draw:line>
        <draw:frame draw:style-name="gr9" draw:text-style-name="P3" draw:layer="layout" svg:width="3.173cm" svg:height="0.911cm" svg:x="4.714cm" svg:y="0.552cm">
          <draw:text-box>
            <text:p><text:span text:style-name="T1">مقناطیسی مزاحمت</text:span></text:p>
          </draw:text-box>
        </draw:frame>
        <draw:frame draw:style-name="gr10" draw:text-style-name="P3" draw:layer="layout" svg:width="2.602cm" svg:height="0.931cm" svg:x="0.284cm" svg:y="0.775cm">
          <draw:text-box>
            <text:p><text:span text:style-name="T1">مقناطیسی دباؤ</text:span></text:p>
          </draw:text-box>
        </draw:frame>
        <draw:line draw:style-name="gr3" draw:text-style-name="P2" draw:layer="layout" svg:x1="4.328cm" svg:y1="3.271cm" svg:x2="4.328cm" svg:y2="2.519cm">
          <text:p/>
        </draw:line>
        <draw:line draw:style-name="gr3" draw:text-style-name="P2" draw:layer="layout" svg:x1="4.328cm" svg:y1="1.209cm" svg:x2="4.328cm" svg:y2="0.5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khalid khan</meta:initial-creator>
    <meta:creation-date>2011-02-25T16:05:46</meta:creation-date>
    <dc:date>2011-04-25T14:45:16</dc:date>
    <dc:creator>khalid khan</dc:creator>
    <meta:editing-duration>PT01H17M52S</meta:editing-duration>
    <meta:editing-cycles>13</meta:editing-cycles>
    <meta:generator>OpenOffice.org/3.1$Linux OpenOffice.org_project/310m19$Build-9420</meta:generator>
    <meta:document-statistic meta:object-count="19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ℜ</math:mo>
      <math:mi>g</math:mi>
    </math:msub>
    <math:annotation math:encoding="StarMath 5.0">re_g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